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style:font-weight-complex="bold"/>
    </style:style>
    <style:style style:name="P3" style:family="paragraph" style:parent-style-name="Text_20_body">
      <style:paragraph-properties fo:margin-top="0in" fo:margin-bottom="0in"/>
    </style:style>
    <style:style style:name="P4" style:family="paragraph" style:parent-style-name="Text_20_body">
      <style:paragraph-properties fo:margin-top="0in" fo:margin-bottom="0in"/>
      <style:text-properties fo:font-weight="bold" style:font-weight-asian="bold" style:font-weight-complex="bold"/>
    </style:style>
    <style:style style:name="P5" style:family="paragraph" style:parent-style-name="Text_20_body">
      <style:paragraph-properties fo:margin-top="0in" fo:margin-bottom="0in">
        <style:tab-stops>
          <style:tab-stop style:position="4.1181in"/>
        </style:tab-stops>
      </style:paragraph-properties>
      <style:text-properties fo:font-weight="bold" style:font-weight-asian="bold" style:font-weight-complex="bold"/>
    </style:style>
    <style:style style:name="P6" style:family="paragraph" style:parent-style-name="Text_20_body">
      <style:paragraph-properties fo:margin-top="0in" fo:margin-bottom="0in"/>
      <style:text-properties style:font-weight-complex="bold"/>
    </style:style>
    <style:style style:name="P7" style:family="paragraph" style:parent-style-name="Text_20_body">
      <style:paragraph-properties fo:margin-top="0in" fo:margin-bottom="0in"/>
      <style:text-properties fo:font-weight="normal" style:font-weight-asian="normal" style:font-weight-complex="normal"/>
    </style:style>
    <style:style style:name="P8" style:family="paragraph" style:parent-style-name="Standard" style:master-page-name="MP0">
      <style:paragraph-properties fo:text-align="center" style:justify-single-word="false" style:page-number="auto" fo:break-before="page"/>
      <style:text-properties fo:font-weight="bold" style:font-weight-asian="bold" style:font-weight-complex="bold"/>
    </style:style>
    <style:style style:name="P9" style:family="paragraph" style:parent-style-name="Text_20_body">
      <style:paragraph-properties fo:margin-top="0in" fo:margin-bottom="0in"/>
      <style:text-properties fo:font-weight="bold" style:font-weight-asian="bold" style:font-weight-complex="bold"/>
    </style:style>
    <style:style style:name="T1"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Localizing a SCUBA Diver using Forward Looking Active Sonar</text:p>
      <text:p text:style-name="P1"/>
      <text:p text:style-name="P1">Problem Statement</text:p>
      <text:p text:style-name="P1"/>
      <text:p text:style-name="P2">The threat of an underwater terrorist attack is a concern of the maritime industry, port law enforcement, and luxury and high-profile vessel owners alike. Prevention of such attacks needs to start with the reliable detection of sub-surface threats such as SCUBA and closed-circuit re-breather (CCR) divers. Because these threats are below the water’s surface, traditional detection methods such as radar and visual surveillance are unavailable, making active sonar technology the most effective approach to date. However, because of the inherent noise of the underwater acoustic environment—often rife with mechanical noise, reflective debris, and environmental marine activity—current sonar methods are often inconsistent. Better processing methods are required to manage this low signal-to-noise ratio while still localizing the range and bearing of threatening divers at tactically significant ranges.</text:p>
      <text:p text:style-name="P2"/>
      <text:p text:style-name="Standard"/>
      <text:p text:style-name="P1">How will you approach this problem?</text:p>
      <text:p text:style-name="P4"/>
      <text:p text:style-name="P6">To solve our problem, we would like to learn the range of the target to the sensor, the bearing of the target to the sensor, and the heading direction that the target is moving in. With the additional knowledge of the position and orientation of our sensor, the target range and bearing can be converted to latitude and longitude coordinates. </text:p>
      <text:p text:style-name="P5"><text:tab/></text:p>
      <text:p text:style-name="P3">To localize the diver, we intend to implement a particle filter tracking system. Particle filters are a robust solution because they can handle the entropy associated with sensor error and the inexact motion of both the diver and the platform that the sensor is mounted on. We chose a particle filter over a histogram filter because we are working in a continuous environment. We also decided against a Kalman filter approach because we do not want to assume a Gaussian distribution (there could be more than one threat in the water), and we are unconcerned with scaling past three dimensions.</text:p>
      <text:p text:style-name="P3"/>
      <text:p text:style-name="P3">For the simple case where the sensor is in a fixed position (e.g. installed at a pier), this is enough. For the more complicated case where the sensor is also turning and translating (e.g. on a floating vessel), we intend to use the GPS and heading information located at the sensor to update our expectation of the relative distance and bearing to our particles over time.</text:p>
      <text:p text:style-name="P3"/>
      <text:p text:style-name="P3"/>
      <text:p text:style-name="P4">How will you know if your methods are successful?</text:p>
      <text:p text:style-name="P4"/>
      <text:p text:style-name="P3">We recorded data from multiple diver runs. During these runs, our divers were carrying GPS units with them. Our primary quantitative performance metric will be to compare the crude ground truth coordinates returned by those GPS units to the latitude/longitude-transformed output of our particle filter.</text:p>
      <text:p text:style-name="P3"/>
      <text:p text:style-name="P3">We will also be comparing our output to a “waterfall” display of the energy received by the sensor in a particular angular look direction. The diver will show up in this display as a bright target, moving in range to the sensor over time. These waterfall images will not be used as inputs to our algorithms.</text:p>
      <text:p text:style-name="P4"/>
      <text:p text:style-name="P4"/>
      <text:p text:style-name="P4">What dataset/hardware are you using?</text:p>
      <text:p text:style-name="P4"/>
      <text:p text:style-name="P3"><text:soft-page-break/><text:span text:style-name="T1">We will be using data collected from a FarSounder-1000. <text:s/>This monostatic sonar system transmits a 7ms long linear chirp signal and listens for backscatter for about 1.6 seconds. The received multi-channel signal passes through a sequence of signal processing blocks that minimize the effect of ambient noise inherent to the channel (water). <text:s/>These filtered signals are then beamformed, providing a sector image spanned by range (y-axis) and bearing (x-axis) grids. In this sector image, a diver within the sonar's field of view should appear as a bright spot.</text:span></text:p>
      <text:p text:style-name="P3"/>
      <text:p text:style-name="P4">Link to your dataset</text:p>
      <text:p text:style-name="P4"/>
      <text:p text:style-name="P7">The images provided in this link represent small fraction of the dataset we will be using. We just included a few as all the images would look very similar except location of diver(s) in an image. We do have access to all of the dataset we will be using.</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Quotations" style:family="paragraph" style:parent-style-name="Standard" style:class="html">
      <style:paragraph-properties fo:margin="100%" fo:margin-left="0.3937in" fo:margin-right="0.3937in" fo:margin-top="0in" fo:margin-bottom="0.1965in" fo:hyphenation-ladder-count="no-limit" fo:text-indent="0in" style:auto-text-indent="false">
        <style:tab-stops/>
      </style:paragraph-properties>
      <style:text-properties fo:hyphenate="false" fo:hyphenation-remain-char-count="0" fo:hyphenation-push-char-count="0"/>
    </style:style>
    <style:style style:name="Title" style:family="paragraph" style:parent-style-name="Heading" style:next-style-name="Text_20_body" style:class="chapter">
      <style:paragraph-properties fo:text-align="center" style:justify-single-word="false" fo:hyphenation-ladder-count="no-limit"/>
      <style:text-properties fo:font-size="18pt" fo:font-weight="bold" style:font-size-asian="18pt" style:font-weight-asian="bold" style:font-size-complex="18pt" style:font-weight-complex="bold"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Default_20_Paragraph_20_Font" style:display-name="Default Paragraph Font"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Win32 OpenOffice.org_project/400m3$Build-9702</meta:generator>
    <meta:initial-creator>Rich Guilmain</meta:initial-creator>
    <meta:creation-date>2014-03-31T21:49:00Z</meta:creation-date>
    <dc:date>2014-04-04T14:07:11.26</dc:date>
    <meta:editing-cycles>17</meta:editing-cycles>
    <meta:editing-duration>PT4H11M59S</meta:editing-duration>
    <dc:creator>FarSounder </dc:creator>
    <meta:document-statistic meta:table-count="0" meta:image-count="0" meta:object-count="0" meta:page-count="2" meta:paragraph-count="15" meta:word-count="625" meta:character-count="3852"/>
    <meta:template xlink:type="simple" xlink:actuate="onRequest" xlink:title="" xlink:href="Normal.dotm"/>
  </office:meta>
</office:document-meta>
</file>